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19b62" officeooo:paragraph-rsid="02319b62" style:font-name-asian="Noto Sans CJK JP" style:font-size-asian="28pt" style:language-asian="ja" style:country-asian="JP" style:font-size-complex="28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9d8d" officeooo:paragraph-rsid="02379d8d" style:font-name-asian="Noto Sans CJK JP" style:font-size-asian="28pt" style:language-asian="ja" style:country-asian="JP" style:font-size-complex="28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cbc3" officeooo:paragraph-rsid="0237cbc3" style:font-name-asian="Noto Sans CJK JP" style:font-size-asian="28pt" style:language-asian="ja" style:country-asian="JP" style:font-size-complex="28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abe46" officeooo:paragraph-rsid="023abe46" style:font-name-asian="Noto Sans CJK JP" style:font-size-asian="28pt" style:language-asian="ja" style:country-asian="JP" style:font-size-complex="28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4b811" officeooo:paragraph-rsid="0244b811" style:font-name-asian="Noto Sans CJK JP" style:font-size-asian="28pt" style:language-asian="ja" style:country-asian="JP" style:font-size-complex="28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1bcc" officeooo:paragraph-rsid="02451bcc" style:font-name-asian="Noto Sans CJK JP" style:font-size-asian="28pt" style:language-asian="ja" style:country-asian="JP" style:font-size-complex="28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78a9" officeooo:paragraph-rsid="024578a9" style:font-name-asian="Noto Sans CJK JP" style:font-size-asian="28pt" style:language-asian="ja" style:country-asian="JP" style:font-size-complex="28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8f1b6" officeooo:paragraph-rsid="0248f1b6" style:font-name-asian="Noto Sans CJK JP" style:font-size-asian="28pt" style:language-asian="ja" style:country-asian="JP" style:font-size-complex="28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90b89" officeooo:paragraph-rsid="02490b89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cbb53" officeooo:paragraph-rsid="024cbb53" style:font-name-asian="Noto Sans CJK JP" style:font-size-asian="28pt" style:language-asian="ja" style:country-asian="JP" style:font-size-complex="28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efebc" officeooo:paragraph-rsid="024efebc" style:font-name-asian="Noto Sans CJK JP" style:font-size-asian="28pt" style:language-asian="ja" style:country-asian="JP" style:font-size-complex="28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fede4" officeooo:paragraph-rsid="024fede4" style:font-name-asian="Noto Sans CJK JP" style:font-size-asian="28pt" style:language-asian="ja" style:country-asian="JP" style:font-size-complex="28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26a6a" officeooo:paragraph-rsid="02526a6a" style:font-name-asian="Noto Sans CJK JP" style:font-size-asian="28pt" style:language-asian="ja" style:country-asian="JP" style:font-size-complex="28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5c635" officeooo:paragraph-rsid="0255c635" style:font-name-asian="Noto Sans CJK JP" style:font-size-asian="28pt" style:language-asian="ja" style:country-asian="JP" style:font-size-complex="28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8a243" officeooo:paragraph-rsid="0258a243" style:font-name-asian="Noto Sans CJK JP" style:font-size-asian="28pt" style:language-asian="ja" style:country-asian="JP" style:font-size-complex="28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143e8" officeooo:paragraph-rsid="026143e8" style:font-name-asian="Noto Sans CJK JP" style:font-size-asian="28pt" style:language-asian="ja" style:country-asian="JP" style:font-size-complex="28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37d1e" officeooo:paragraph-rsid="02637d1e" style:font-name-asian="Noto Sans CJK JP" style:font-size-asian="28pt" style:language-asian="ja" style:country-asian="JP" style:font-size-complex="28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6583e" officeooo:paragraph-rsid="0266583e" style:font-name-asian="Noto Sans CJK JP" style:font-size-asian="28pt" style:language-asian="ja" style:country-asian="JP" style:font-size-complex="28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c2197" officeooo:paragraph-rsid="026c2197" style:font-name-asian="Noto Sans CJK JP" style:font-size-asian="28pt" style:language-asian="ja" style:country-asian="JP" style:font-size-complex="28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style:text-underline-style="none" officeooo:rsid="027e8f2d" officeooo:paragraph-rsid="027e8f2d" style:font-name-asian="Noto Sans CJK JP" style:font-size-asian="26pt" style:language-asian="ja" style:country-asian="JP" style:font-size-complex="26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6pt" officeooo:rsid="0275e8ae" officeooo:paragraph-rsid="0275e8ae" style:font-name-asian="Noto Sans CJK JP" style:font-size-asian="26pt" style:language-asian="ja" style:country-asian="JP" style:font-size-complex="26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5e8ae" officeooo:paragraph-rsid="0275e8ae" style:font-name-asian="Noto Sans CJK JP" style:font-size-asian="26pt" style:language-asian="ja" style:country-asian="JP" style:font-size-complex="26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a3a40" officeooo:paragraph-rsid="027a3a40" style:font-name-asian="Noto Sans CJK JP" style:font-size-asian="26pt" style:language-asian="ja" style:country-asian="JP" style:font-size-complex="26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bbdfd" officeooo:paragraph-rsid="027bbdfd" style:font-name-asian="Noto Sans CJK JP" style:font-size-asian="26pt" style:language-asian="ja" style:country-asian="JP" style:font-size-complex="26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37"/>
      <text:p text:style-name="P52">Exercises 17/05/2025:</text:p>
      <text:p text:style-name="P52">１．私の兄は<text:ruby text:style-name="Ru1"><text:ruby-base>海外</text:ruby-base><text:ruby-text>かいがい</text:ruby-text></text:ruby>に住んでいます。</text:p>
      <text:p text:style-name="P52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2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2"/>
      <text:p text:style-name="P52">A: えりさんは来年何がしたいですか。</text:p>
      <text:p text:style-name="P52">B: 来年は海外に留学したいです。</text:p>
      <text:p text:style-name="P52">A: へえ、どの国に留学したいですか。</text:p>
      <text:p text:style-name="P52">B: 中国に行きたいですね。中国語の勉強をしたり、観光したりしたいです。</text:p>
      <text:p text:style-name="P52">A: そうですか。私も外国に行きたいです。</text:p>
      <text:p text:style-name="P52">B: 本当ですか。どこに行きたいですか。</text:p>
      <text:p text:style-name="P52">A: 私はアメリカの出身ですから、アメリカの家に帰りたいです。</text:p>
      <text:p text:style-name="P52"/>
      <text:p text:style-name="P52">４．日本の<text:ruby text:style-name="Ru1"><text:ruby-base>国内</text:ruby-base><text:ruby-text>こくない</text:ruby-text></text:ruby>を旅行しましょう。</text:p>
      <text:p text:style-name="P53">５．学校の入口に人がいます。</text:p>
      <text:p text:style-name="P53">６．日本の漫画は<text:ruby text:style-name="Ru1"><text:ruby-base>海外</text:ruby-base><text:ruby-text>かいがい</text:ruby-text></text:ruby>で有名です。</text:p>
      <text:p text:style-name="P53">７．外国に寿司はありますか。</text:p>
      <text:p text:style-name="P54">８．この映画を見たことがあります。</text:p>
      <text:p text:style-name="P54">９．日本に行ったことがあります。</text:p>
      <text:p text:style-name="P55">１０．漫画を読んだことがありますか。</text:p>
      <text:p text:style-name="P55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6">１２．ラーメンは食べたことがありません。</text:p>
      <text:p text:style-name="P56">１３．テニスをしたことがないです。</text:p>
      <text:p text:style-name="P56">１４．私は東京と奈良に行ったことがあります。長崎に行ったことがないです。</text:p>
      <text:p text:style-name="P37"/>
      <text:p text:style-name="P57">Exercises 23/05/2025:</text:p>
      <text:p text:style-name="P57"/>
      <text:p text:style-name="P57">男の人と女の人の会話（A: 男の人、B: 女の人）</text:p>
      <text:p text:style-name="P57">A: 来年の夏は旅行がしたいな。</text:p>
      <text:p text:style-name="P57">B: どこに行きたいの？</text:p>
      <text:p text:style-name="P57">A: そうだね。海外に行きたいよ。</text:p>
      <text:p text:style-name="P57">B: どうして？</text:p>
      <text:p text:style-name="P57">A: 海外に行ったことがないから、行きたい。</text:p>
      <text:p text:style-name="P57">B: 私は四国に行きたいな。</text:p>
      <text:p text:style-name="P57">A: 四国で何がしたいの？</text:p>
      <text:p text:style-name="P57">B: 美味しいうどんを食べたり、観光したりしたい。</text:p>
      <text:p text:style-name="P57">A: それもいいね。</text:p>
      <text:p text:style-name="P57"/>
      <text:p text:style-name="P57">ー＞　日本に留学する。</text:p>
      <text:p text:style-name="P58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59">１．私の兄は海外に住んでいます。</text:p>
      <text:p text:style-name="P59">２．去年、外国に旅行したり、留学したりしました。</text:p>
      <text:p text:style-name="P59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0">４．日本の<text:ruby text:style-name="Ru1"><text:ruby-base>漫画</text:ruby-base><text:ruby-text>まんが</text:ruby-text></text:ruby>は海外で有名です。</text:p>
      <text:p text:style-name="P60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0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1">Exercises 25/05/2025:</text:p>
      <text:p text:style-name="P61"/>
      <text:p text:style-name="P61">ー＞<text:span text:style-name="T16">　</text:span>(A)エミさんと(B)アンドリューさんの天気の会話。</text:p>
      <text:p text:style-name="P61">A: 今日は空がきれいですね。</text:p>
      <text:p text:style-name="P61">B: そうですね。でも、昼から雨が降りますよ。</text:p>
      <text:p text:style-name="P61">A: 本当ですか。いつ止みますか。</text:p>
      <text:p text:style-name="P61">B: 明日まで止みません。</text:p>
      <text:p text:style-name="P61">A: そうですか。日曜日の天気はどうですか。</text:p>
      <text:p text:style-name="P61">B: 日曜日は雨が降りませんが、曇りです。</text:p>
      <text:p text:style-name="P61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2">３．今日は雨が降っていますが、明日の天気はどうですか。</text:p>
      <text:p text:style-name="P62"/>
      <text:p text:style-name="P63">Day 27/05/2025:</text:p>
      <text:p text:style-name="P63">１．今日は多分雨でしょう。</text:p>
      <text:p text:style-name="P63">２．明日の天気は晴れでしょう。</text:p>
      <text:p text:style-name="P63">３．あの寿司は美味しいでしょう。</text:p>
      <text:p text:style-name="P63">４．彼女は絵が上手でしょう。</text:p>
      <text:p text:style-name="P62">５．今日は雨が降るでしょう。</text:p>
      <text:p text:style-name="P62">６．今日は<text:ruby text:style-name="Ru1"><text:ruby-base>渋谷</text:ruby-base><text:ruby-text>しぶや</text:ruby-text></text:ruby>に行くでしょう。</text:p>
      <text:p text:style-name="P62">７．八時まで雪が止まないでしょう。</text:p>
      <text:p text:style-name="P62">８．今日は午後から雨が降るでしょう。</text:p>
      <text:p text:style-name="P62">９．今は雨が降っています。午後５時に雨が止めでしょう。</text:p>
      <text:p text:style-name="P62">１０．<text:ruby text:style-name="Ru1"><text:ruby-base>東京</text:ruby-base><text:ruby-text>とうきょう</text:ruby-text></text:ruby>は今日多分曇りでしょう。</text:p>
      <text:p text:style-name="P62">１１．<text:ruby text:style-name="Ru1"><text:ruby-base>涼介</text:ruby-base><text:ruby-text>りょうすけ</text:ruby-text></text:ruby>さんは多分料理が上手でしょう。</text:p>
      <text:p text:style-name="P62">１２．母は多分うちにいます。</text:p>
      <text:p text:style-name="P62">１３．多分雨が降ります。</text:p>
      <text:p text:style-name="P62">１４．彼は多分来ません。</text:p>
      <text:p text:style-name="P62">１５．明日は多分雨が降るから、外に行きません。</text:p>
      <text:p text:style-name="P64"/>
      <text:p text:style-name="P65">２０２５年０６月０２日の演習：</text:p>
      <text:p text:style-name="P66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7">１．夏は<text:ruby text:style-name="Ru1"><text:ruby-base>祭</text:ruby-base><text:ruby-text>まつ</text:ruby-text></text:ruby>りに行きましょう。</text:p>
      <text:p text:style-name="P67">２．冬に雪が降ります。</text:p>
      <text:p text:style-name="P68">３．冬に<text:ruby text:style-name="Ru1"><text:ruby-base>鎌倉</text:ruby-base><text:ruby-text>かまくら</text:ruby-text></text:ruby>に行きます。</text:p>
      <text:p text:style-name="P69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70">５．父の誕生日は夏にあります。母の誕生日は秋にあります。</text:p>
      <text:p text:style-name="P71"/>
      <text:p text:style-name="P72">ー＞　じゅりさん<text:span text:style-name="T17">(A)</text:span>とりょたさん<text:span text:style-name="T17">(B)</text:span>の会話。</text:p>
      <text:p text:style-name="P73">A: 好きな季節はいつですか。</text:p>
      <text:p text:style-name="P73">B: 私は春が好きです。</text:p>
      <text:p text:style-name="P73">A: どうして春が好きですか。</text:p>
      <text:p text:style-name="P73">B: 私は桜がとても好きだから、春が好きです。</text:p>
      <text:p text:style-name="P73">A: そうですか。桜はきれいですね。私は夏が好きです。</text:p>
      <text:p text:style-name="P73">B: どうしてですか。</text:p>
      <text:p text:style-name="P73">A: 私は海が好きだから、暑い夏がとても好きです。</text:p>
      <text:p text:style-name="P73"/>
      <text:p text:style-name="P73">２０２５年０６月０５日演習：</text:p>
      <text:p text:style-name="P73">１．私の犬は夏の海に行くことが好きです。</text:p>
      <text:p text:style-name="P73">２．秋の木と空はとてもきれいです。</text:p>
      <text:p text:style-name="P73">３．冬は寒いから、外に<text:ruby text:style-name="Ru1"><text:ruby-base>出</text:ruby-base><text:ruby-text>で</text:ruby-text></text:ruby>ません。</text:p>
      <text:p text:style-name="P73">４．今日の天気は晴れでしょう。明日の<text:ruby text:style-name="Ru1"><text:ruby-base>予報</text:ruby-base><text:ruby-text>よほう</text:ruby-text></text:ruby>は雨です。</text:p>
      <text:p text:style-name="P7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73">６．日本の<text:ruby text:style-name="Ru1"><text:ruby-base>気候</text:ruby-base><text:ruby-text>きこう</text:ruby-text></text:ruby>はどうですか。</text:p>
      <text:p text:style-name="P7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7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73">９．秋は涼しいです。冬は寒いです。</text:p>
      <text:p text:style-name="P73">１０．春は暖かいです。夏は暑いです。</text:p>
      <text:p text:style-name="P7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7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73"/>
      <text:p text:style-name="P73"/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08T20:39:19.705863309</dc:date>
    <meta:editing-duration>P2DT15H51M54S</meta:editing-duration>
    <meta:editing-cycles>655</meta:editing-cycles>
    <meta:generator>LibreOffice/24.8.7.2$Linux_X86_64 LibreOffice_project/480$Build-2</meta:generator>
    <meta:document-statistic meta:table-count="0" meta:image-count="0" meta:object-count="0" meta:page-count="1" meta:paragraph-count="319" meta:word-count="6638" meta:character-count="7276" meta:non-whitespace-character-count="7122"/>
  </office:meta>
</office:document-meta>
</file>